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034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034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034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034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034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034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034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034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034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034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034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034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034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034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034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034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034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ibal Rafael Rodriguez Torr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11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85813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Yajaira Argeli Jimenez De Tor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542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8.66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4" meta:non-whitespace-character-count="1005"/>
    <meta:template xlink:type="simple" xlink:actuate="onRequest" xlink:title="Normal" xlink:href=""/>
  </office:meta>
</office:document-meta>
</file>